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86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UGO DESIGUAL</text:h>
      <text:p text:style-name="P2">Answers to Correspondents, C. H. Mackintosh, pg. 103</text:p>
      <text:p text:style-name="P2"/>
      <text:p text:style-name="First_20_paragraph">"Não vos prendais a um jugo desigual com os infiéis; porque, que sociedade tem a justiça com a injustiça? E que comunhão tem a luz com as trevas?" (<text:a xlink:type="simple" xlink:href="http://bibliaonline.com.br/acf/2co/6/14" text:style-name="Internet_20_link" text:visited-style-name="Visited_20_Internet_20_Link"><text:span text:style-name="Definition">2 Coríntios 6:14</text:span></text:a>).</text:p>
      <text:p text:style-name="Text_20_body">Cremos que é um lamentável pecado para um cristão, casar-se com uma pessoa não convertida; e temos tomado conhecimento de casos em que as pessoas que agiram em deliberada desobediência neste solene assunto tiveram que colher os mais amargos frutos por toda a vida.</text:p>
      <text:p text:style-name="Text_20_body">Como exemplo, ouvimos recentemente acerca de uma jovem cristã que, apesar dos sinceros avisos e admoestações, persistiu em seu objetivo de casar-se com um homem inconverso. O que aconteceu? Não fazia muito tempo que estavam casados e seu marido a reprovou por sua inconsistência. E isso não foi tudo. Eles tiveram dois filhos que acabaram se revelando perfeitos tolos, os quais constantemente importunavam sua mãe com a mágoa de escutar constantemente as suas tolices. Em suma, sua vida matrimonial foi de indizível angústia e miséria. Cremos que sua alma foi restaurada, mas ela teve que sentir o peso solene destas palavras: "Não erreis: Deus não Se deixa escarnecer; porque tudo o que o homem semear, isso também ceifará" (<text:a xlink:type="simple" xlink:href="http://bibliaonline.com.br/acf/gl/6/7" text:style-name="Internet_20_link" text:visited-style-name="Visited_20_Internet_20_Link"><text:span text:style-name="Definition">Gálatas 6:7</text:span></text:a>).</text:p>
      <text:p text:style-name="Text_20_body">Oh! querido amigo, não permita que coisa alguma faça com que você se coloque sob um jugo matrimonial com uma pessoa não convertida. Não deixe que o diabo jogue poeira em seus olhos, e não permita que seu próprio coração venha a lhe enganar com a vã esperança de que, agindo assim, estará fazendo bem ao seu companheiro ou à sua companheira. Isso é um engano fatal. Você não estará fazendo bem a ele ou a ela, mas estará fazendo a si próprio um dano incalculável. E, o que é muito pior, você desobedecerá e desonrará o seu Senhor.</text:p>
      <text:p text:style-name="Text_20_body">Como é que você pode esperar que isso seja o meio de levar uma alma para o caminho da verdade, esse mesmo caminho que você mesmo deliberadamente abandonou a fim de atingir os seus próprios objetivos e satisfazer suas afeições naturais?</text:p>
      <text:p text:style-name="Text_20_body">Sentimo-nos obrigados, em fidelidade ao Senhor e em consideração para com você, a dar-lhe este aviso agora, da maneira mais solene, para não precisarmos voltar a tratar do assunto depois, mas, para que, no temor do Senhor, você possa romper esse vínculo de uma vez por todas. E que Deus possa dar-lhe graça para fazê-lo.</text:p>
      <text:p text:style-name="Text_20_body">C. H. Mackint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GO DESIGUAL</dc:title>
    <dc:date>2019-03-05T17:10:02.303922437</dc:date>
    <meta:editing-duration>PT18S</meta:editing-duration>
    <meta:editing-cycles>1</meta:editing-cycles>
    <meta:document-statistic meta:table-count="0" meta:image-count="0" meta:object-count="0" meta:page-count="1" meta:paragraph-count="10" meta:word-count="404" meta:character-count="2336" meta:non-whitespace-character-count="1941"/>
    <meta:generator>LibreOffice/6.0.7.3$Linux_X86_64 LibreOffice_project/00m0$Build-3</meta:generator>
  </office:meta>
</office:document-meta>
</file>